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dca20" officeooo:paragraph-rsid="001dca20"/>
    </style:style>
    <style:style style:name="P2" style:family="paragraph" style:parent-style-name="Text_20_body">
      <style:text-properties officeooo:rsid="001e3064" officeooo:paragraph-rsid="001e3064"/>
    </style:style>
    <style:style style:name="P3" style:family="paragraph" style:parent-style-name="Text_20_body" style:list-style-name="L1">
      <style:text-properties officeooo:rsid="001e3064" officeooo:paragraph-rsid="001e3064"/>
    </style:style>
    <style:style style:name="P4" style:family="paragraph" style:parent-style-name="Text_20_body">
      <style:text-properties officeooo:rsid="001dca20" officeooo:paragraph-rsid="001dca20"/>
    </style:style>
    <style:style style:name="P5" style:family="paragraph" style:parent-style-name="Text_20_body">
      <style:text-properties officeooo:rsid="001e9277" officeooo:paragraph-rsid="001e9277"/>
    </style:style>
    <style:style style:name="P6" style:family="paragraph" style:parent-style-name="Text_20_body" style:list-style-name="L2">
      <style:text-properties officeooo:rsid="001e9277" officeooo:paragraph-rsid="001e9277"/>
    </style:style>
    <style:style style:name="P7" style:family="paragraph" style:parent-style-name="Text_20_body" style:list-style-name="L2">
      <style:text-properties officeooo:rsid="001e9277" officeooo:paragraph-rsid="001ee99c"/>
    </style:style>
    <style:style style:name="P8" style:family="paragraph" style:parent-style-name="Text_20_body" style:list-style-name="L2">
      <style:text-properties officeooo:rsid="001ee99c" officeooo:paragraph-rsid="001ee99c"/>
    </style:style>
    <style:style style:name="P9" style:family="paragraph" style:parent-style-name="Text_20_body">
      <style:text-properties officeooo:paragraph-rsid="001e5174"/>
    </style:style>
    <style:style style:name="T1" style:family="text">
      <style:text-properties officeooo:rsid="001e3064"/>
    </style:style>
    <style:style style:name="T2" style:family="text">
      <style:text-properties officeooo:rsid="001e5174"/>
    </style:style>
    <style:style style:name="T3" style:family="text">
      <style:text-properties officeooo:rsid="001ee99c"/>
    </style:style>
    <style:style style:name="T4" style:family="text">
      <style:text-properties officeooo:rsid="002182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lestones:</text:p>
      <text:list xml:id="list2686606899" text:style-name="L2">
        <text:list-item>
          <text:p text:style-name="P6">Week 2 – Project Plan (Lead &amp; P<text:span text:style-name="T3">M</text:span>)</text:p>
        </text:list-item>
        <text:list-item>
          <text:p text:style-name="P7">Week 3 – User’s Guide and Test Plan (Lead &amp; P<text:span text:style-name="T3">M</text:span>)</text:p>
        </text:list-item>
        <text:list-item>
          <text:p text:style-name="P6">Week 4 – <text:span text:style-name="T3">Design of GUI, Database, and Processor (All)</text:span></text:p>
        </text:list-item>
        <text:list-item>
          <text:p text:style-name="P8">Week 5 – Phase I Basic functioning components (Tech)</text:p>
        </text:list-item>
        <text:list-item>
          <text:p text:style-name="P8">Week 6 – Phase II Connecting components together (Tech)</text:p>
        </text:list-item>
        <text:list-item>
          <text:p text:style-name="P8">Week 7 – Phase III Streamlined dataflow (Tech)</text:p>
        </text:list-item>
        <text:list-item>
          <text:p text:style-name="P8">Week 8 – Final Peer Review (All)</text:p>
        </text:list-item>
      </text:list>
      <text:p text:style-name="P1"/>
      <text:p text:style-name="P1"><text:span text:style-name="T1">Project Overview</text:span>:</text:p>
      <text:list xml:id="list4500824" text:style-name="L1">
        <text:list-item>
          <text:p text:style-name="P3">User-friendly study application</text:p>
        </text:list-item>
        <text:list-item>
          <text:p text:style-name="P3">Quizzes users with multiple-choice questions</text:p>
        </text:list-item>
        <text:list-item>
          <text:p text:style-name="P3">Variety of topics to choose from via database</text:p>
        </text:list-item>
        <text:list-item>
          <text:p text:style-name="P3">Tracks responses to monitor study progress over time</text:p>
          <text:p text:style-name="P3"/>
        </text:list-item>
      </text:list>
      <text:p text:style-name="P2">Scenarios:</text:p>
      <text:p text:style-name="P2">A user logs into the application, selects a topic of interest and answers multiple choice questions. Feedback is given after they answer each question and is recorded within their user profile.</text:p>
      <text:p text:style-name="P2">At a later date, the same user logs back in, reviewing their scores from previous tests and can see topics that they haven’t tested. They select the same topic and retests with a randomized question pool. This pool can be adjusted by the user of how many questions will be asked.</text:p>
      <text:p text:style-name="P2">A different user logs in, selects the same or a different database of questions, and <text:span text:style-name="T2">proceeds to answer questions without overwriting the progress of another user.</text:span></text:p>
      <text:p text:style-name="Text_20_body"/>
      <text:p text:style-name="P9"><text:span text:style-name="T2">System Specs:</text:span></text:p>
      <text:p text:style-name="P9">● <text:s text:c="7"/>Development platform: Intel Core i5 or equivalent, 2 Gigabytes memory (32-bit) or 4 Gigabytes memory (64-bit), 100 GB, Windows 7 or higher</text:p>
      <text:p text:style-name="P9">● <text:s text:c="7"/>Development Software: <text:span text:style-name="T4">JDK 6.0 or higher</text:span></text:p>
      <text:p text:style-name="P9">● <text:s text:c="7"/>Operating platform: Intel Core i5 or equivalent, 2 Gigabytes memory (32-bit) or 4 Gigabytes memory (64-bit), 100 GB, Windows 7 or higher</text:p>
      <text:p text:style-name="P9">● <text:s text:c="7"/>Source Version Control (.git repository)</text:p>
      <text:p text:style-name="P9"><text:soft-page-break/>● <text:s text:c="7"/>Internet Access</text:p>
      <text:p text:style-name="P9">● <text:s text:c="7"/><text:span text:style-name="T4">SQL Database</text:span> <text:span text:style-name="T4">Capabilit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20:11:21.439054379</meta:creation-date>
    <dc:date>2020-01-23T20:54:37.341693745</dc:date>
    <meta:editing-duration>PT36M3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25" meta:word-count="271" meta:character-count="1633" meta:non-whitespace-character-count="1349"/>
  </office:meta>
</office:document-meta>
</file>